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2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4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7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9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10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1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2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4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P15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16" style:family="paragraph" style:parent-style-name="Text_20_body">
      <style:paragraph-properties fo:text-align="center" style:justify-single-word="false"/>
      <style:text-properties officeooo:rsid="00101e82" officeooo:paragraph-rsid="00101e82"/>
    </style:style>
    <style:style style:name="P17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101e82" officeooo:paragraph-rsid="00101e82"/>
    </style:style>
    <style:style style:name="P18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officeooo:rsid="00101e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Introduction</text:h>
      <text:p text:style-name="P3"/>
      <text:p text:style-name="Text_20_body">The <text:span text:style-name="T3">ChoreoLib</text:span> LabVIEW library provides utility functions to <text:span text:style-name="T1">read, </text:span><text:span text:style-name="T3">sample, </text:span><text:span text:style-name="T1">and follow </text:span><text:span text:style-name="T3">Choreo trajectories</text:span><text:span text:style-name="T1">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/text:a><text:a xlink:type="simple" xlink:href="https://github.com/jsimpso81/PhotonVisionLabVIEW" text:style-name="Internet_20_link" text:visited-style-name="Visited_20_Internet_20_Link"><text:span text:style-name="T3">C</text:span></text:a><text:span text:style-name="T3">horeo</text:span><text:a xlink:type="simple" xlink:href="https://github.com/jsimpso81/PhotonVisionLabVIEW" text:style-name="Internet_20_link" text:visited-style-name="Visited_20_Internet_20_Link">LabVIEW</text:a></text:p>
      <text:h text:style-name="P10" text:outline-level="2">Function <text:span text:style-name="T2">Menus</text:span></text:h>
      <text:p text:style-name="P13"/>
      <text:p text:style-name="P15">A <text:span text:style-name="T3">Choreo</text:span> function palette contains the <text:span text:style-name="T3">Choreo</text:span> functions and type definitions. <text:s/>This palette can be accessed from the WPI Robotics Library Third Party pallete.</text:p>
      <text:p text:style-name="P14"/>
      <text:p text:style-name="P17">TO DO</text:p>
      <text:h text:style-name="P11" text:outline-level="2"/>
      <text:h text:style-name="P12" text:outline-level="2">Function Help</text:h>
      <text:p text:style-name="P4"/>
      <text:p text:style-name="P8">Each VI includes help that can be accessed using the standard LabVIEW help toggle (Ctrl H). </text:p>
      <text:p text:style-name="P9"/>
      <text:p text:style-name="P17">TO DO</text:p>
      <text:h text:style-name="P7" text:outline-level="2">Function Examples</text:h>
      <text:p text:style-name="P2"/>
      <text:p text:style-name="P1">Many of the functions have examples that can be found under the LabVIEW "Find examples..." function. (Help -&gt; Find Examples...). The function examples are easiest to find when "Directory Structure" is selected. </text:p>
      <text:p text:style-name="P16">TO DO</text:p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12-23T19:21:02.919000000</dc:date>
    <dc:creator>Jim Simpson</dc:creator>
    <meta:editing-duration>PT18M23S</meta:editing-duration>
    <meta:editing-cycles>5</meta:editing-cycles>
    <meta:document-statistic meta:table-count="0" meta:image-count="0" meta:object-count="0" meta:page-count="2" meta:paragraph-count="12" meta:word-count="114" meta:character-count="769" meta:non-whitespace-character-count="664"/>
  </office:meta>
</office:document-meta>
</file>